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20A00001B6F7D1C7C59.svm"/>
  <manifest:file-entry manifest:media-type="" manifest:full-path="Pictures/2000000900002441000033B10D239DE7.svm"/>
  <manifest:file-entry manifest:media-type="" manifest:full-path="Pictures/200000090000378D000026BC524FD8C6.svm"/>
  <manifest:file-entry manifest:media-type="" manifest:full-path="Pictures/200000090000217F0000215C211CEC5B.svm"/>
  <manifest:file-entry manifest:media-type="" manifest:full-path="Pictures/2000000900008A4000001394F9C601BF.svm"/>
  <manifest:file-entry manifest:media-type="" manifest:full-path="Pictures/2000000900008664000087E930A27D26.svm"/>
  <manifest:file-entry manifest:media-type="" manifest:full-path="Pictures/20000009000030EF00001A0EBE93190E.svm"/>
  <manifest:file-entry manifest:media-type="" manifest:full-path="Pictures/2000000900006E220000417A185022AA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ai" svg:font-family="Cambrai"/>
    <style:font-face style:name="Cambria Math1" svg:font-family="'Cambria Math'"/>
    <style:font-face style:name="Mangal1" svg:font-family="Mangal"/>
    <style:font-face style:name="OpenSymbol" svg:font-family="OpenSymbol"/>
    <style:font-face style:name="Symbol" svg:font-family="Symbol, Symbol"/>
    <style:font-face style:name="Times New Roman1" svg:font-family="'Times New Roman'"/>
    <style:font-face style:name="csti10" svg:font-family="csti10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1" svg:font-family="'Courier New', 'Courier New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Heading" style:list-style-name="L1" style:master-page-name="Standard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P3" style:family="paragraph" style:parent-style-name="Default" style:list-style-name="">
      <style:paragraph-properties style:text-autospace="none"/>
    </style:style>
    <style:style style:name="P4" style:family="paragraph" style:parent-style-name="Default">
      <style:text-properties style:font-name="Cambria2"/>
    </style:style>
    <style:style style:name="P5" style:family="paragraph" style:parent-style-name="Řádkování">
      <style:text-properties fo:color="#000000" style:font-name="Cambria" fo:font-size="11pt" style:font-name-asian="Cambria" style:font-size-asian="11pt" style:font-name-complex="Cambria" style:font-size-complex="11pt"/>
    </style:style>
    <style:style style:name="P6" style:family="paragraph" style:parent-style-name="Řádkování">
      <style:text-properties style:font-name="Cambria2"/>
    </style:style>
    <style:style style:name="P7" style:family="paragraph" style:parent-style-name="Řádkování">
      <style:text-properties style:font-name="Cambria2" fo:font-size="12pt" style:font-size-asian="12pt" style:font-size-complex="12pt"/>
    </style:style>
    <style:style style:name="P8" style:family="paragraph" style:parent-style-name="Řádkování" style:list-style-name="L2"/>
    <style:style style:name="P9" style:family="paragraph" style:parent-style-name="Řádkování" style:list-style-name="L1">
      <style:paragraph-properties fo:margin-left="-0.021cm" fo:margin-right="0cm" fo:text-indent="0.021cm" style:auto-text-indent="false">
        <style:tab-stops/>
      </style:paragraph-properties>
    </style:style>
    <style:style style:name="P10" style:family="paragraph" style:parent-style-name="Řádkování">
      <style:paragraph-properties fo:break-before="page"/>
      <style:text-properties style:font-name="Cambria2"/>
    </style:style>
    <style:style style:name="P11" style:family="paragraph" style:parent-style-name="Řádkování">
      <style:paragraph-properties fo:break-before="page"/>
      <style:text-properties style:font-name="Cambria2" fo:font-size="12pt" style:font-size-asian="12pt" style:font-size-complex="12pt"/>
    </style:style>
    <style:style style:name="P12" style:family="paragraph" style:parent-style-name="Řádkování">
      <style:paragraph-properties fo:break-before="page"/>
      <style:text-properties fo:color="#000000" style:font-name="Cambria" fo:font-size="11pt" style:font-name-asian="Cambria" style:font-size-asian="11pt" style:font-name-complex="Cambria" style:font-size-complex="11pt"/>
    </style:style>
    <style:style style:name="T1" style:family="text">
      <style:text-properties style:text-line-through-style="none" style:text-underline-style="none" style:font-name-asian="Cambria" style:font-weight-asian="normal" style:font-name-complex="Cambria" style:font-size-complex="11pt" style:font-weight-complex="normal"/>
    </style:style>
    <style:style style:name="T2" style:family="text">
      <style:text-properties style:text-line-through-style="none" style:text-underline-style="none" style:font-name-asian="Cambria" style:font-weight-asian="normal" style:font-name-complex="Cambria" style:font-size-complex="11pt" style:font-weight-complex="normal"/>
    </style:style>
    <style:style style:name="T3" style:family="text">
      <style:text-properties style:text-line-through-style="none" style:text-underline-style="none" style:font-weight-asian="normal" style:font-weight-complex="normal"/>
    </style:style>
    <style:style style:name="T4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fo:letter-spacing="normal" style:text-underline-style="none" fo:font-weight="bold" style:text-blinking="false" style:font-name-asian="Cambria" style:font-weight-asian="normal" style:font-name-complex="Cambria" style:font-size-complex="11pt" style:font-weight-complex="normal"/>
    </style:style>
    <style:style style:name="T6" style:family="text">
      <style:text-properties fo:font-variant="normal" fo:text-transform="none" style:text-line-through-style="none" fo:letter-spacing="normal" style:text-underline-style="none" style:text-blinking="false" style:font-name-asian="Cambria" style:font-weight-asian="normal" style:font-name-complex="Cambria" style:font-size-complex="11pt" style:font-weight-complex="normal"/>
    </style:style>
    <style:style style:name="T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8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9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10" style:family="text">
      <style:text-properties fo:color="#000000" style:text-line-through-style="none" style:font-name="Cambria" fo:font-size="11pt" fo:font-style="normal" style:text-underline-style="none" style:font-name-asian="Cambria" style:font-size-asian="11pt" style:font-style-asian="normal" style:font-name-complex="Cambria" style:font-size-complex="11pt" style:font-style-complex="normal"/>
    </style:style>
    <style:style style:name="T11" style:family="text">
      <style:text-properties fo:color="#000000" style:text-line-through-style="none" style:font-name="Cambria" fo:font-size="11pt" style:text-underline-style="none" style:font-name-asian="Cambria" style:font-size-asian="11pt" style:font-name-complex="Cambria" style:font-size-complex="11pt"/>
    </style:style>
    <style:style style:name="T12" style:family="text">
      <style:text-properties fo:color="#000000" style:text-line-through-style="none" style:font-name="Cambria" fo:font-size="7pt" fo:font-style="normal" style:text-underline-style="none" style:font-name-asian="Cambria" style:font-size-asian="7pt" style:font-style-asian="normal" style:font-name-complex="Cambria" style:font-size-complex="7pt" style:font-style-complex="normal"/>
    </style:style>
    <style:style style:name="T13" style:family="text">
      <style:text-properties fo:color="#000000" style:text-line-through-style="none" fo:font-style="normal" style:text-underline-style="none" fo:font-weight="normal" style:font-name-asian="Cambria" style:font-style-asian="normal" style:font-weight-asian="normal" style:font-name-complex="Cambria" style:font-size-complex="11pt" style:font-style-complex="normal" style:font-weight-complex="normal"/>
    </style:style>
    <style:style style:name="T14" style:family="text">
      <style:text-properties fo:color="#000000" style:text-line-through-style="none" fo:font-style="normal" style:text-underline-style="none" style:font-name-asian="Cambria" style:font-style-asian="normal" style:font-name-complex="Cambria" style:font-style-complex="normal"/>
    </style:style>
    <style:style style:name="T15" style:family="text">
      <style:text-properties fo:color="#000000" style:text-line-through-style="none" style:text-position="super 58%" fo:font-style="normal" style:text-underline-style="none" style:font-name-asian="Cambria" style:font-style-asian="normal" style:font-name-complex="Cambria" style:font-style-complex="normal"/>
    </style:style>
    <style:style style:name="T16" style:family="text">
      <style:text-properties fo:color="#000000" style:text-line-through-style="none" style:text-position="super 58%" fo:font-size="7pt" fo:font-style="normal" style:text-underline-style="none" style:font-name-asian="Cambria" style:font-size-asian="7pt" style:font-style-asian="normal" style:font-name-complex="Cambria" style:font-size-complex="7pt" style:font-style-complex="normal"/>
    </style:style>
    <style:style style:name="T17" style:family="text">
      <style:text-properties fo:color="#000000" style:text-line-through-style="none" style:text-position="super 58%" fo:font-size="7pt" fo:font-style="italic" style:text-underline-style="none" style:font-name-asian="Cambria" style:font-size-asian="7pt" style:font-style-asian="italic" style:font-name-complex="Cambria" style:font-size-complex="7pt" style:font-style-complex="italic"/>
    </style:style>
    <style:style style:name="T18" style:family="text">
      <style:text-properties fo:color="#000000" style:text-line-through-style="none" style:text-position="super 58%" fo:font-style="italic" style:text-underline-style="none" style:font-name-asian="Cambria" style:font-style-asian="italic" style:font-name-complex="Cambria" style:font-style-complex="italic"/>
    </style:style>
    <style:style style:name="T19" style:family="text">
      <style:text-properties fo:color="#000000" style:text-line-through-style="none" style:text-position="sub 58%" style:font-name="Cambria2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20" style:family="text">
      <style:text-properties fo:color="#000000" style:text-line-through-style="none" style:text-position="sub 58%" style:font-name="Cambria2" fo:font-size="14pt" fo:font-style="normal" style:text-underline-style="none" style:font-name-asian="Cambria Math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T21" style:family="text">
      <style:text-properties fo:color="#000000" style:text-line-through-style="none" style:text-position="sub 58%" style:font-name="Cambria2" fo:font-size="14pt" fo:font-style="normal" style:text-underline-style="none" fo:font-weight="normal" style:font-name-asian="Cambria Math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T22" style:family="text">
      <style:text-properties fo:color="#000000" style:text-line-through-style="none" style:text-position="sub 58%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23" style:family="text">
      <style:text-properties fo:color="#000000" style:text-line-through-style="none" fo:font-style="italic" style:text-underline-style="none" style:font-name-asian="Cambria" style:font-style-asian="italic" style:font-name-complex="Cambria" style:font-style-complex="italic"/>
    </style:style>
    <style:style style:name="T24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25" style:family="text">
      <style:text-properties fo:color="#000000" style:text-line-through-style="none" style:font-name="Cambria" fo:font-size="11pt" fo:font-style="normal" style:text-underline-style="none" style:font-name-asian="Cambria" style:font-size-asian="11pt" style:font-style-asian="normal" style:font-name-complex="Cambria" style:font-size-complex="11pt" style:font-style-complex="normal"/>
    </style:style>
    <style:style style:name="T26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27" style:family="text">
      <style:text-properties fo:color="#000000" style:text-line-through-style="none" style:font-name="Cambria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28" style:family="text">
      <style:text-properties fo:color="#000000" style:text-line-through-style="none" style:font-name="Cambria" fo:font-size="11pt" fo:font-style="italic" style:text-underline-style="none" style:font-name-asian="Cambria" style:font-size-asian="11pt" style:font-style-asian="italic" style:font-name-complex="Cambria" style:font-size-complex="11pt" style:font-style-complex="italic"/>
    </style:style>
    <style:style style:name="T29" style:family="text">
      <style:text-properties fo:color="#000000" style:text-line-through-style="none" style:font-name="Cambria" fo:font-size="11pt" style:text-underline-style="none" style:font-name-asian="Cambria" style:font-size-asian="11pt" style:font-name-complex="Cambria" style:font-size-complex="11pt"/>
    </style:style>
    <style:style style:name="T30" style:family="text">
      <style:text-properties fo:color="#000000" style:text-line-through-style="none" style:font-name="Cambria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31" style:family="text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32" style:family="text">
      <style:text-properties fo:color="#000000" style:text-line-through-style="none" style:font-name="Cambria" fo:font-size="7pt" fo:font-style="italic" style:text-underline-style="none" style:font-name-asian="Cambria" style:font-size-asian="7pt" style:font-style-asian="italic" style:font-name-complex="Cambria" style:font-size-complex="7pt" style:font-style-complex="italic"/>
    </style:style>
    <style:style style:name="T33" style:family="text">
      <style:text-properties fo:color="#000000" style:text-line-through-style="none" style:font-name="Cambria" fo:font-size="7pt" fo:font-style="normal" style:text-underline-style="none" style:font-name-asian="Cambria" style:font-size-asian="7pt" style:font-style-asian="normal" style:font-name-complex="Cambria" style:font-size-complex="7pt" style:font-style-complex="normal"/>
    </style:style>
    <style:style style:name="T34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35" style:family="text">
      <style:text-properties fo:color="#000000" style:text-line-through-style="none" style:font-name="Cambria Math" fo:font-size="11pt" fo:font-style="normal" style:text-underline-style="none" style:font-name-asian="Cambria Math" style:font-size-asian="11pt" style:font-style-asian="normal" style:font-name-complex="Cambria Math" style:font-size-complex="11pt" style:font-style-complex="normal"/>
    </style:style>
    <style:style style:name="T36" style:family="text">
      <style:text-properties fo:color="#000000" style:text-line-through-style="none" style:font-name="Cambria Math" fo:font-size="11pt" style:text-underline-style="none" style:font-name-asian="Cambria Math" style:font-size-asian="11pt" style:font-name-complex="Cambria Math" style:font-size-complex="11pt"/>
    </style:style>
    <style:style style:name="T37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38" style:family="text">
      <style:text-properties fo:color="#000000" style:text-line-through-style="none" style:font-name="Cambria Math" fo:font-size="8pt" fo:font-style="normal" style:text-underline-style="none" style:font-name-asian="Cambria Math" style:font-size-asian="8pt" style:font-style-asian="normal" style:font-name-complex="Cambria Math" style:font-size-complex="8pt" style:font-style-complex="normal"/>
    </style:style>
    <style:style style:name="T39" style:family="text">
      <style:text-properties fo:color="#000000" style:text-line-through-style="none" style:font-name="Cambria2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0" style:family="text">
      <style:text-properties fo:color="#000000" style:text-line-through-style="none" style:font-name="Cambria2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41" style:family="text">
      <style:text-properties fo:color="#000000" style:text-line-through-style="none" style:font-name="Cambria2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2" style:family="text">
      <style:text-properties fo:color="#000000" style:text-line-through-style="none" style:font-name="Cambria2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43" style:family="text">
      <style:text-properties fo:color="#000000" style:text-line-through-style="none" style:font-name="Cambria2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44" style:family="text">
      <style:text-properties fo:color="#000000" style:text-line-through-style="none" style:font-name="Cambria2" fo:font-size="11pt" fo:font-style="normal" style:text-underline-style="none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45" style:family="text">
      <style:text-properties fo:color="#000000" style:text-line-through-style="none" style:font-name="Cambria2" fo:font-size="11pt" fo:font-style="normal" style:text-underline-style="none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6" style:family="text">
      <style:text-properties fo:color="#000000" style:text-line-through-style="none" style:font-name="Cambria2" fo:font-size="11pt" fo:font-style="italic" style:text-underline-style="none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47" style:family="text">
      <style:text-properties fo:color="#000000" style:text-line-through-style="none" style:font-name="Cambria2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48" style:family="text">
      <style:text-properties fo:color="#000000" style:text-line-through-style="none" style:font-name="Cambria2" fo:font-size="11pt" style:text-underline-style="none" style:font-name-asian="Cambria" style:font-size-asian="11pt" style:font-weight-asian="normal" style:font-name-complex="Cambria" style:font-size-complex="11pt" style:font-weight-complex="normal"/>
    </style:style>
    <style:style style:name="T49" style:family="text">
      <style:text-properties fo:color="#000000" style:text-line-through-style="none" style:font-name="Cambria2" fo:font-size="11pt" style:text-underline-style="none" style:font-name-asian="Cambria Math" style:font-size-asian="11pt" style:font-weight-asian="normal" style:font-name-complex="Cambria Math" style:font-size-complex="11pt" style:font-weight-complex="normal"/>
    </style:style>
    <style:style style:name="T50" style:family="text">
      <style:text-properties fo:color="#000000" style:text-line-through-style="none" style:font-name="Cambria2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51" style:family="text">
      <style:text-properties fo:color="#000000" style:text-line-through-style="none" style:font-name="Cambria2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52" style:family="text">
      <style:text-properties fo:color="#000000" style:text-line-through-style="none" style:font-name="Cambria2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53" style:family="text">
      <style:text-properties fo:color="#000000" style:text-line-through-style="none" style:font-name="Cambria2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54" style:family="text">
      <style:text-properties fo:color="#000000" style:text-line-through-style="none" style:font-name="Cambria2" fo:font-size="8pt" fo:font-style="normal" style:text-underline-style="none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55" style:family="text">
      <style:text-properties fo:color="#000000" style:text-line-through-style="none" style:font-name="Cambria2" fo:font-size="14pt" fo:font-style="normal" style:text-underline-style="none" style:font-name-asian="Cambria Math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T56" style:family="text">
      <style:text-properties fo:color="#000000" style:text-line-through-style="none" style:font-name="Cambria2" fo:font-size="14pt" fo:font-style="normal" style:text-underline-style="none" fo:font-weight="normal" style:font-name-asian="Cambria Math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T57" style:family="text">
      <style:text-properties fo:color="#000000" style:text-line-through-style="none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58" style:family="text">
      <style:text-properties fo:color="#000000" style:text-line-through-style="none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59" style:family="text">
      <style:text-properties fo:color="#000000" style:text-line-through-style="none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60" style:family="text">
      <style:text-properties fo:color="#000000" style:text-line-through-style="none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61" style:family="text">
      <style:text-properties fo:color="#000000" style:text-line-through-style="none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62" style:family="text">
      <style:text-properties fo:color="#000000" style:text-line-through-style="none" fo:font-size="11pt" fo:font-style="normal" style:text-underline-style="none" style:font-name-asian="Cambria" style:font-size-asian="11pt" style:font-style-asian="normal" style:font-name-complex="Cambria" style:font-size-complex="11pt" style:font-style-complex="normal"/>
    </style:style>
    <style:style style:name="T63" style:family="text">
      <style:text-properties fo:color="#000000" style:text-line-through-style="none" fo:font-size="11pt" fo:font-style="normal" style:text-underline-style="none" style:font-name-asian="Cambria Math" style:font-size-asian="11pt" style:font-style-asian="normal" style:font-name-complex="Cambria Math" style:font-size-complex="11pt" style:font-style-complex="normal"/>
    </style:style>
    <style:style style:name="T64" style:family="text">
      <style:text-properties fo:color="#000000" style:text-line-through-style="none" fo:font-size="11pt" fo:font-style="normal" style:text-underline-style="none" style:font-name-asian="Courier New1" style:font-size-asian="11pt" style:font-style-asian="normal" style:font-name-complex="Courier New1" style:font-size-complex="11pt" style:font-style-complex="normal"/>
    </style:style>
    <style:style style:name="T65" style:family="text">
      <style:text-properties fo:color="#000000" style:text-line-through-style="none" fo:font-size="11pt" fo:font-style="italic" style:text-underline-style="none" style:font-name-asian="Cambria" style:font-size-asian="11pt" style:font-style-asian="italic" style:font-name-complex="Cambria" style:font-size-complex="11pt" style:font-style-complex="italic"/>
    </style:style>
    <style:style style:name="T66" style:family="text">
      <style:text-properties fo:color="#000000" style:text-line-through-style="none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67" style:family="text">
      <style:text-properties fo:color="#000000" style:text-line-through-style="none" fo:font-size="11pt" style:text-underline-style="none" style:font-name-asian="Cambria" style:font-size-asian="11pt" style:font-name-complex="Cambria" style:font-size-complex="11pt"/>
    </style:style>
    <style:style style:name="T68" style:family="text">
      <style:text-properties fo:color="#000000" style:text-line-through-style="none" fo:font-size="11pt" style:text-underline-style="none" style:font-name-asian="Cambria Math" style:font-size-asian="11pt" style:font-name-complex="Cambria Math" style:font-size-complex="11pt"/>
    </style:style>
    <style:style style:name="T69" style:family="text">
      <style:text-properties fo:color="#000000" style:text-line-through-style="none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70" style:family="text">
      <style:text-properties fo:color="#000000" style:text-line-through-style="none" fo:font-size="11pt" style:text-underline-style="none" style:font-name-asian="Cambria Math" style:font-size-asian="11pt" style:font-name-complex="Cambria Math" style:font-size-complex="11pt"/>
    </style:style>
    <style:style style:name="T71" style:family="text">
      <style:text-properties fo:color="#000000" style:text-line-through-style="none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72" style:family="text">
      <style:text-properties fo:color="#000000" style:text-line-through-style="none" fo:font-size="8pt" fo:font-style="normal" style:text-underline-style="none" style:font-name-asian="Cambria Math" style:font-size-asian="8pt" style:font-style-asian="normal" style:font-name-complex="Cambria Math" style:font-size-complex="8pt" style:font-style-complex="normal"/>
    </style:style>
    <style:style style:name="T73" style:family="text">
      <style:text-properties fo:color="#000000" style:text-line-through-style="none" style:font-name="Courier New1" fo:font-size="11pt" fo:font-style="normal" style:text-underline-style="none" style:font-name-asian="Courier New1" style:font-size-asian="11pt" style:font-style-asian="normal" style:font-name-complex="Courier New1" style:font-size-complex="11pt" style:font-style-complex="normal"/>
    </style:style>
    <style:style style:name="T74" style:family="text">
      <style:text-properties fo:color="#000000" style:text-line-through-style="none" fo:font-size="7pt" fo:font-style="italic" style:text-underline-style="none" style:font-name-asian="Cambria" style:font-size-asian="7pt" style:font-style-asian="italic" style:font-name-complex="Cambria" style:font-size-complex="7pt" style:font-style-complex="italic"/>
    </style:style>
    <style:style style:name="T75" style:family="text">
      <style:text-properties fo:color="#000000" style:text-line-through-style="none" fo:font-size="7pt" fo:font-style="normal" style:text-underline-style="none" style:font-name-asian="Cambria" style:font-size-asian="7pt" style:font-style-asian="normal" style:font-name-complex="Cambria" style:font-size-complex="7pt" style:font-style-complex="normal"/>
    </style:style>
    <style:style style:name="T76" style:family="text"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T77" style:family="text">
      <style:text-properties fo:color="#000000" style:font-name="Symbol" fo:font-size="11pt" style:font-name-asian="Symbol" style:font-size-asian="11pt" style:font-name-complex="Symbol" style:font-size-complex="11pt"/>
    </style:style>
    <style:style style:name="T78" style:family="text"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41874" text:style-name="L1">
        <text:list-item>
          <text:list>
            <text:list-header>
              <text:p text:style-name="P2"><text:bookmark text:name="internal-source-marker_0.8515099715441465"/><text:span text:style-name="Nadpis"><text:span text:style-name="T5">10. Orientované grafy (orientované cesty a kružnice, souvislost a silná souvislost, turnaj, eulerovský graf, Dijkstrův a Floyd-Warshallův algoritmus pro hledání cesty minimální délky). <text:s/></text:span></text:span></text:p>
              <text:p text:style-name="P1"><text:span text:style-name="Podnadpis"><text:span text:style-name="T6">Orientované grafy</text:span></text:span></text:p>
              <text:p text:style-name="P9"><draw:frame draw:style-name="fr1" draw:name="obrázky1" text:anchor-type="paragraph" svg:x="11.199cm" svg:y="0cm" svg:width="6.657cm" svg:height="3.545cm" draw:z-index="0"><draw:image xlink:href="Pictures/20000009000030EF00001A0EBE93190E.svm" xlink:type="simple" xlink:show="embed" xlink:actuate="onLoad"/></draw:frame><text:span text:style-name="Základní_20_text"><text:span text:style-name="T9">Orientovaný graf </text:span></text:span><text:span text:style-name="Základní_20_text"><text:span text:style-name="T8">je trojice </text:span></text:span><text:span text:style-name="Základní_20_text"><text:span text:style-name="T34">𝐺 = (𝑈, 𝐻, 𝜀) </text:span></text:span><text:span text:style-name="Základní_20_text"><text:span text:style-name="T8">, kde </text:span></text:span><text:span text:style-name="Základní_20_text"><text:span text:style-name="T27">U </text:span></text:span><text:span text:style-name="Základní_20_text"><text:span text:style-name="T8">je konečná množina vrcholů, </text:span></text:span><text:span text:style-name="Základní_20_text"><text:span text:style-name="T27">H </text:span></text:span><text:span text:style-name="Základní_20_text"><text:span text:style-name="T8">je konečná množina orientovaných hran. Přitom </text:span></text:span><text:span text:style-name="Základní_20_text"><text:span text:style-name="T34">𝜀: 𝐻 → {(𝑢, 𝑣) | 𝑢, 𝑣 ∈ 𝑈} ∪ {𝑢 | 𝑢 ∈ 𝑈} </text:span></text:span><text:span text:style-name="Základní_20_text"><text:span text:style-name="T8">, je zobrazení, které každé hraně přiřadí buď orientovanou dvojici uzlů (</text:span></text:span><text:span text:style-name="Základní_20_text"><text:span text:style-name="T34">𝑢, 𝑣) </text:span></text:span><text:span text:style-name="Základní_20_text"><text:span text:style-name="T8">nebo uzel </text:span></text:span><text:span text:style-name="Základní_20_text"><text:span text:style-name="T27">u</text:span></text:span><text:span text:style-name="Základní_20_text"><text:span text:style-name="T8">. V prvním případě říkáme, že hrana vede z uzlu </text:span></text:span><text:span text:style-name="Základní_20_text"><text:span text:style-name="T27">u </text:span></text:span><text:span text:style-name="Základní_20_text"><text:span text:style-name="T8">do </text:span></text:span><text:span text:style-name="Základní_20_text"><text:span text:style-name="T27">v</text:span></text:span><text:span text:style-name="Základní_20_text"><text:span text:style-name="T8">, v druhém případě říkáme, že hrana tvoří smyčku v uzlu </text:span></text:span><text:span text:style-name="Základní_20_text"><text:span text:style-name="T27">u</text:span></text:span><text:span text:style-name="Základní_20_text"><text:span text:style-name="T8">. </text:span></text:span></text:p>
            </text:list-header>
          </text:list>
        </text:list-item>
      </text:list>
      <text:p text:style-name="Řádkování"><draw:frame draw:style-name="fr1" draw:name="obrázky2" text:anchor-type="paragraph" svg:x="12.345cm" svg:y="0.125cm" svg:width="5.921cm" svg:height="8.442cm" draw:z-index="1"><draw:image xlink:href="Pictures/2000000900002441000033B10D239DE7.svm" xlink:type="simple" xlink:show="embed" xlink:actuate="onLoad"/></draw:frame><text:span text:style-name="T8">Nechť trojice </text:span><text:span text:style-name="T34">𝐺 = (𝑈, 𝐻, 𝜀) </text:span><text:span text:style-name="T8">je orientovaný graf. Pak definujeme </text:span><text:span text:style-name="T34">𝑢 ∈ 𝑈 </text:span><text:span text:style-name="T8">pro uzel dvě čísla: </text:span></text:p>
      <text:p text:style-name="Řádkování"><text:span text:style-name="T8"> </text:span><text:span text:style-name="T39">deg</text:span><text:span text:style-name="T19">+</text:span><text:span text:style-name="T53"> </text:span><text:span text:style-name="T39">(𝑢) = |{ℎ ∈ 𝐻 | ∃𝑣 ∈ 𝐻: 𝜀 (ℎ) = (𝑣, 𝑢)}| </text:span><text:span text:style-name="T40">, které nazýváme </text:span><text:span text:style-name="T42">vstupním stupněm uzlu</text:span><text:span text:style-name="T40">; </text:span></text:p>
      <text:p text:style-name="P6"><text:span text:style-name="T57"> </text:span><text:span text:style-name="T58">deg</text:span><text:span text:style-name="T22">−</text:span><text:span text:style-name="T71"> </text:span><text:span text:style-name="T58">(𝑢) = |{ℎ ∈ 𝐻 | ∃𝑣 ∈ 𝐻: 𝜀 (ℎ) = (𝑢, 𝑣)}|</text:span><text:span text:style-name="T57">, které nazýváme </text:span><text:span text:style-name="T60">výstupním stupněm uzlu</text:span><text:span text:style-name="T57">; </text:span></text:p>
      <text:p text:style-name="Řádkování"><text:span text:style-name="Základní_20_text"><text:span text:style-name="T44">Číslo </text:span></text:span><text:span text:style-name="Základní_20_text"><text:span text:style-name="T45">deg</text:span></text:span><text:span text:style-name="Základní_20_text"><text:span text:style-name="T20">+</text:span></text:span><text:span text:style-name="Základní_20_text"><text:span text:style-name="T55"> </text:span></text:span><text:span text:style-name="Základní_20_text"><text:span text:style-name="T45">(𝑢) </text:span></text:span><text:span text:style-name="Základní_20_text"><text:span text:style-name="T44">se rovná počtu hran, které vedou z nějakého uzlu do </text:span></text:span><text:span text:style-name="Základní_20_text"><text:span text:style-name="T46">u</text:span></text:span><text:span text:style-name="Základní_20_text"><text:span text:style-name="T44">, číslo </text:span></text:span><text:span text:style-name="Základní_20_text"><text:span text:style-name="T45">deg</text:span></text:span><text:span text:style-name="Základní_20_text"><text:span text:style-name="T20">-</text:span></text:span><text:span text:style-name="Základní_20_text"><text:span text:style-name="T54"> </text:span></text:span><text:span text:style-name="Základní_20_text"><text:span text:style-name="T45">(𝑢) <text:s/></text:span></text:span><text:span text:style-name="Základní_20_text"><text:span text:style-name="T44">se rovná počtu hran, které vedou z uzlu </text:span></text:span><text:span text:style-name="Základní_20_text"><text:span text:style-name="T46">u </text:span></text:span><text:span text:style-name="Základní_20_text"><text:span text:style-name="T44">do nějakého uzlu. </text:span></text:span><text:span text:style-name="Základní_20_text"><text:span text:style-name="T42">Počteční uzel grafu </text:span></text:span><text:span text:style-name="Základní_20_text"><text:span text:style-name="T40">má </text:span></text:span><text:span text:style-name="Základní_20_text"><text:span text:style-name="T39">deg</text:span></text:span><text:span text:style-name="Základní_20_text"><text:span text:style-name="T21">+</text:span></text:span><text:span text:style-name="Základní_20_text"><text:span text:style-name="T56"> </text:span></text:span><text:span text:style-name="Základní_20_text"><text:span text:style-name="T39">(𝑢) = 0</text:span></text:span><text:span text:style-name="Základní_20_text"><text:span text:style-name="T40">, </text:span></text:span><text:span text:style-name="Základní_20_text"><text:span text:style-name="T42">koncový uzel grafu </text:span></text:span><text:span text:style-name="Základní_20_text"><text:span text:style-name="T40">má </text:span></text:span><text:span text:style-name="Základní_20_text"><text:span text:style-name="T39">deg</text:span></text:span><text:span text:style-name="Základní_20_text"><text:span text:style-name="T21">-</text:span></text:span><text:span text:style-name="Základní_20_text"><text:span text:style-name="T53"> </text:span></text:span><text:span text:style-name="Základní_20_text"><text:span text:style-name="T39">(𝑢) = 0</text:span></text:span><text:span text:style-name="Základní_20_text"><text:span text:style-name="T40">. </text:span></text:span></text:p>
      <text:p text:style-name="P3"><text:span text:style-name="Základní_20_text"><text:span text:style-name="T13"/></text:span></text:p>
      <text:p text:style-name="P3"><text:span text:style-name="Základní_20_text"><text:span text:style-name="T8">Analogicky k obyčejnému grafu, lze definovat varianty orientovaného sledu, orientovaného tahu, orientované cesty a orientované kružnice. </text:span></text:span></text:p>
      <text:p text:style-name="Řádkování"><text:span text:style-name="T11"/></text:p>
      <text:p text:style-name="Řádkování"><text:span text:style-name="T11">Máme-li zadán obyčejný graf </text:span><text:span text:style-name="T36">𝐺 = 𝑈, 𝐻 </text:span><text:span text:style-name="T11">je k němu možné definovat orientovaný graf </text:span><text:span text:style-name="T36">𝐺′ = (𝑈, 𝐻′, 𝜀) </text:span><text:span text:style-name="T11">tak, že pro každou hranu {</text:span><text:span text:style-name="T36">𝑢, 𝑣} ∈ 𝐻 </text:span><text:span text:style-name="T11">existují v </text:span><text:span text:style-name="T36">𝐻′ </text:span><text:span text:style-name="T11">hrany </text:span><text:span text:style-name="T28">h</text:span><text:span text:style-name="T12">1 </text:span><text:span text:style-name="T10">a </text:span><text:span text:style-name="T28">h</text:span><text:span text:style-name="T12">2 </text:span><text:span text:style-name="T10">takové, že </text:span><text:span text:style-name="T35">𝜀 (ℎ</text:span><text:span text:style-name="T38">1</text:span><text:span text:style-name="T35">)</text:span><text:span text:style-name="T38"> </text:span><text:span text:style-name="T35">= (𝑢, 𝑣) ∧ 𝜀 (ℎ</text:span><text:span text:style-name="T38">2</text:span><text:span text:style-name="T35">)</text:span><text:span text:style-name="T38"> </text:span><text:span text:style-name="T35">= (𝑣, 𝑢)</text:span><text:span text:style-name="T10">. Takovýto graf </text:span><text:span text:style-name="T35">𝐺′ </text:span><text:span text:style-name="T10">se nazývá </text:span><text:span text:style-name="T9">symetrickou orientací grafu </text:span><text:span text:style-name="T27">G</text:span><text:span text:style-name="T8">. Jinými slovy hrana v obyčejném grafu mezi uzly </text:span><text:span text:style-name="T27">u </text:span><text:span text:style-name="T8">a </text:span><text:span text:style-name="T27">v </text:span><text:span text:style-name="T8">sebe nahradí oběma orientovanými hranami mezi těmito uzly v novém grafu. </text:span></text:p>
      <text:p text:style-name="Řádkování"><text:span text:style-name="T8">Máme-li zadán obyčejný graf </text:span><text:span text:style-name="T34">𝐺 = (𝑈, 𝐻) </text:span><text:span text:style-name="T8">je k němu možné definovat orientovaný graf </text:span><text:span text:style-name="T34">𝐺′ = (𝑈, 𝐻′, 𝜀) </text:span><text:span text:style-name="T8">tak, že pro každou hranu {</text:span><text:span text:style-name="T34">𝑢, 𝑣} ∈ 𝐻 </text:span><text:span text:style-name="T8">existují v </text:span><text:span text:style-name="T34">𝐻′ </text:span><text:span text:style-name="T8">hrana </text:span><text:span text:style-name="T27">h </text:span><text:span text:style-name="T8">taková, že </text:span><text:span text:style-name="T34">𝜀 (ℎ) = (𝑢, 𝑣) </text:span><text:span text:style-name="T8">a neexistuje hrana </text:span><text:span text:style-name="T34">ℎ′ </text:span><text:span text:style-name="T8">taková, že </text:span><text:span text:style-name="T34">𝜀 (ℎ) = (𝑣, 𝑢)</text:span><text:span text:style-name="T8">. Tento graf se nazývá </text:span><text:span text:style-name="T9">orientace grafu </text:span><text:span text:style-name="T27">G</text:span><text:span text:style-name="T8">. Je zřejmé, že na rozdíl od symetrické orientace grafu, která je jednoznačně definována, může existovat k obyčejnému grafu více jeho orientací a navíc orientace grafu neobsahuje smyčky. </text:span></text:p>
      <text:p text:style-name="Řádkování"><text:span text:style-name="T8"/></text:p>
      <text:p text:style-name="Řádkování"><text:soft-page-break/><text:span text:style-name="T8">Máme-li zadán orientovaný graf </text:span><text:span text:style-name="T34">𝐺 = (𝑈, 𝐻, 𝜀) </text:span><text:span text:style-name="T8">, potom k němu můžeme sestrojit obyčejný graf </text:span><text:span text:style-name="T34">𝐺′ = (𝑈, 𝐻′) </text:span><text:span text:style-name="T8">, který se nazývá </text:span><text:span text:style-name="T9">symetrizací grafu </text:span><text:span text:style-name="T27">G</text:span><text:span text:style-name="T8">, kde </text:span><text:span text:style-name="T34">𝐻</text:span><text:span text:style-name="T37">′ </text:span><text:span text:style-name="T34">= {{𝑢, 𝑣} | 𝑢, 𝑣 ∈ 𝐻, 𝑢 ≠ 𝑣, ∃ℎ ∈ 𝐻: 𝜀 (ℎ) = (𝑢, 𝑣) ∨ 𝜀 (ℎ) = (𝑣, 𝑢)} </text:span><text:span text:style-name="T8">. Jinými slovy symetrizace vznikne „zanedbáním“ šipek, vícenásobných hran a smyček v původním grafu. </text:span></text:p>
      <text:p text:style-name="Řádkování"><draw:frame draw:style-name="fr2" draw:name="obrázky3" text:anchor-type="paragraph" svg:width="18.106cm" svg:height="2.563cm" draw:z-index="2"><draw:image xlink:href="Pictures/2000000900008A4000001394F9C601BF.svm" xlink:type="simple" xlink:show="embed" xlink:actuate="onLoad"/></draw:frame><draw:frame draw:style-name="fr1" draw:name="obrázky4" text:anchor-type="paragraph" svg:x="12.808cm" svg:y="4.15cm" svg:width="4.995cm" svg:height="4.976cm" draw:z-index="3"><draw:image xlink:href="Pictures/200000090000217F0000215C211CEC5B.svm" xlink:type="simple" xlink:show="embed" xlink:actuate="onLoad"/></draw:frame><text:span text:style-name="T8">Říkáme, že orientovaný graf je </text:span><text:span text:style-name="T9">slabě souvislý</text:span><text:span text:style-name="T8">, jestliže jeho symetrizací vznikne obyčejný souvislý graf. Říkáme, že orientovaný graf </text:span><text:span text:style-name="T34">𝐺 = (𝑈, 𝐻, 𝜀) </text:span><text:span text:style-name="T8">je </text:span><text:span text:style-name="T9">silně souvislý</text:span><text:span text:style-name="T8">, jestliže pro libovolné dva uzly </text:span><text:span text:style-name="T34">𝑢, 𝑣 ∈ 𝑈 </text:span><text:span text:style-name="T8">existuje orientovaná cesta z </text:span><text:span text:style-name="T27">u </text:span><text:span text:style-name="T8">do </text:span><text:span text:style-name="T27">v</text:span><text:span text:style-name="T8">. </text:span></text:p>
      <text:p text:style-name="Řádkování"><text:span text:style-name="T8">Orientovaný graf </text:span><text:span text:style-name="T34">𝐺 = (𝑈, 𝐻, 𝜀) </text:span><text:span text:style-name="T8">se nazývá </text:span><text:span text:style-name="T9">turnaj</text:span><text:span text:style-name="T8">, když pro: </text:span></text:p>
      <text:p text:style-name="Řádkování"><text:span text:style-name="T77"> </text:span><text:span text:style-name="T7">každou množinu uzlů {</text:span><text:span text:style-name="T76">𝑢, 𝑣} , že 𝑢, 𝑣 ∈ 𝑈, 𝑢 ≠ 𝑣</text:span><text:span text:style-name="T7">, kde existuje právě jedna hrana </text:span><text:span text:style-name="T76">ℎ ∈ 𝐻 </text:span><text:span text:style-name="T7">taková, že platí </text:span><text:span text:style-name="T76">𝜀 (ℎ) = (𝑢, 𝑣) ∨ 𝜀 (ℎ) = (𝑣, 𝑢)</text:span><text:span text:style-name="T7">; </text:span></text:p>
      <text:p text:style-name="Řádkování"><text:span text:style-name="T7"> každý uzel </text:span><text:span text:style-name="T76">𝑢 ∈ 𝑈 </text:span><text:span text:style-name="T7">existuje právě jedna hrana (smyčka) </text:span><text:span text:style-name="T76">ℎ ∈ 𝐻 </text:span><text:span text:style-name="T7">taková, že platí </text:span><text:span text:style-name="T76">𝜀 (ℎ) = (𝑢, 𝑢)</text:span><text:span text:style-name="T7">; </text:span></text:p>
      <text:p text:style-name="Řádkování"><text:span text:style-name="T7">Řečeno jinak existuje pro každou dvojici různých uzlů jediná orientovaná hrana jdoucího z jednoho uzlu do druhého a u každého uzlu je smyčka. </text:span></text:p>
      <text:p text:style-name="Heading"><text:span text:style-name="Podnadpis"><text:span text:style-name="T1">Eulerovské grafy</text:span></text:span></text:p>
      <text:p text:style-name="Řádkování"><draw:frame draw:style-name="fr1" draw:name="obrázky5" text:anchor-type="paragraph" svg:x="10.446cm" svg:y="0.402cm" svg:width="6.955cm" svg:height="3.814cm" draw:z-index="4"><draw:image xlink:href="Pictures/200000090000320A00001B6F7D1C7C59.svm" xlink:type="simple" xlink:show="embed" xlink:actuate="onLoad"/></draw:frame><text:span text:style-name="Základní_20_text"><text:span text:style-name="T48">Orientovaný graf </text:span></text:span><text:span text:style-name="Základní_20_text"><text:span text:style-name="T49">𝐺 = (𝑈, 𝐻, 𝜀) </text:span></text:span><text:span text:style-name="Základní_20_text"><text:span text:style-name="T48">se nazývá </text:span></text:span><text:span text:style-name="Základní_20_text"><text:span text:style-name="T50">eulerovským grafem</text:span></text:span><text:span text:style-name="Základní_20_text"><text:span text:style-name="T51">, jestliže v něm existuje UZAVŘENÝ tah (</text:span></text:span><text:span text:style-name="Základní_20_text"><text:span text:style-name="T52">↭ </text:span></text:span><text:span text:style-name="Základní_20_text"><text:span text:style-name="T47">„nakreslí se jedním tahem a skončí se tam, kde se začalo“</text:span></text:span><text:span text:style-name="Základní_20_text"><text:span text:style-name="T40">) délky obsahující všechny orientované hrany. Vzhledem k tomu, že v tahu se nesmějí opakovat hrany, je orientovaný graf eulerovský právě tehdy, když se všechny jeho orientované hrany dají nakreslit ve směru šipek jedním tahem, aniž zvedneme tužku s papíru a po jedné hraně táhneme právě jednou. </text:span></text:span></text:p>
      <text:p text:style-name="Řádkování"><text:span text:style-name="T40">Platí věta, že souvislý orientovaný graf </text:span><text:span text:style-name="T39">𝐺 = (𝑈, 𝐻, 𝜀) </text:span><text:span text:style-name="T40">je právě tehdy eulerovský, když platí <text:line-break/></text:span><text:span text:style-name="Základní_20_text"><text:span text:style-name="T39">deg</text:span></text:span><text:span text:style-name="Základní_20_text"><text:span text:style-name="T21">+</text:span></text:span><text:span text:style-name="Základní_20_text"><text:span text:style-name="T56"> </text:span></text:span><text:span text:style-name="Základní_20_text"><text:span text:style-name="T39">(𝑢)</text:span></text:span><text:span text:style-name="T39"> = </text:span><text:span text:style-name="Základní_20_text"><text:span text:style-name="T39">deg</text:span></text:span><text:span text:style-name="Základní_20_text"><text:span text:style-name="T21">-</text:span></text:span><text:span text:style-name="Základní_20_text"><text:span text:style-name="T56"> </text:span></text:span><text:span text:style-name="Základní_20_text"><text:span text:style-name="T39">(𝑢)</text:span></text:span><text:span text:style-name="T39"> </text:span><text:span text:style-name="T40">pro </text:span><text:span text:style-name="T39">∀𝑢 ∈ 𝑈</text:span><text:span text:style-name="T40">. </text:span></text:p>
      <text:p text:style-name="Heading"><text:span text:style-name="Podnadpis"><text:span text:style-name="T1">Délky hran a cest</text:span></text:span></text:p>
      <text:p text:style-name="P6"><draw:frame draw:style-name="fr1" draw:name="obrázky6" text:anchor-type="paragraph" svg:x="10.425cm" svg:y="1.52cm" svg:width="6.77cm" svg:height="4.72cm" draw:z-index="5"><draw:image xlink:href="Pictures/200000090000378D000026BC524FD8C6.svm" xlink:type="simple" xlink:show="embed" xlink:actuate="onLoad"/></draw:frame><text:span text:style-name="T57">Pro účely měření délek hran a cest budeme od teď pracovat orientovanými grafy bez vícenásobných hran a smyček. „Hrana“ bude vždy znamenat orientovanou hranu a „cesta“ orientovanou cestu. </text:span></text:p>
      <text:p text:style-name="P6"><text:span text:style-name="T67">Nechť </text:span><text:span text:style-name="T68">𝐺 = (𝑈, 𝐻) </text:span><text:span text:style-name="T67">je graf a každé hraně </text:span><text:span text:style-name="T68">ℎ ∈ H </text:span><text:span text:style-name="T67">nechť je přiřazeno reálné číslo </text:span><text:span text:style-name="T68">𝑙(ℎ)</text:span><text:span text:style-name="T67">. Potom tomuto číslu budeme říkat </text:span><text:span text:style-name="T69">délka hrany </text:span><text:span text:style-name="T66">h</text:span><text:span text:style-name="T57">. </text:span><text:span text:style-name="T60">Délka </text:span><text:span text:style-name="T58">𝑑(𝑝) </text:span><text:span text:style-name="T60">cesty </text:span><text:span text:style-name="T66">p </text:span><text:span text:style-name="T57">v grafu </text:span><text:span text:style-name="T66">G </text:span><text:span text:style-name="T57">se definuje jako součet délek všech hran obsažených v cestě </text:span><text:span text:style-name="T66">p</text:span><text:span text:style-name="T57">. </text:span></text:p>
      <text:p text:style-name="P6"><text:span text:style-name="T57"/></text:p>
      <text:p text:style-name="P10"><text:span text:style-name="T57">Nechť je dán graf </text:span><text:span text:style-name="T58">𝐺 = (𝑈, 𝐻) a 𝑢, 𝑣 ∈ 𝑈</text:span><text:span text:style-name="T57">. Pokud existuje mezi uzly </text:span><text:span text:style-name="T66">u </text:span><text:span text:style-name="T57">a </text:span><text:span text:style-name="T66">v </text:span><text:span text:style-name="T57">cesta minimální délky, definujeme </text:span><text:span text:style-name="T58">𝑑(𝑢, 𝑣) </text:span><text:span text:style-name="T57">jako délku této cesty. Pokud z uzlu </text:span><text:span text:style-name="T66">u </text:span><text:span text:style-name="T57">do uzlu </text:span><text:span text:style-name="T66">v </text:span><text:span text:style-name="T57">vůbec žádná cesta neexistuje, klademe </text:span><text:span text:style-name="T58">𝑑 (𝑢, 𝑣) = ∞</text:span><text:span text:style-name="T57">. </text:span></text:p>
      <text:p text:style-name="Heading"><text:span text:style-name="Podnadpis"><text:span text:style-name="T1">Algoritmy pro hledání minimální cesty</text:span></text:span></text:p>
      <text:p text:style-name="Text_20_body"><text:span text:style-name="Podnadpis"><text:span text:style-name="T1">Dijkstrův algoritmus</text:span></text:span></text:p>
      <text:p text:style-name="Řádkování"><text:span text:style-name="Podnadpis"><text:span text:style-name="T30">Horní odhad vzdálenosti </text:span></text:span><text:span text:style-name="Podnadpis"><text:span text:style-name="T31">z uzlu </text:span></text:span><text:span text:style-name="Podnadpis"><text:span text:style-name="T27">s </text:span></text:span><text:span text:style-name="Podnadpis"><text:span text:style-name="T8">do uzlu </text:span></text:span><text:span text:style-name="Podnadpis"><text:span text:style-name="T27">v </text:span></text:span><text:span text:style-name="Podnadpis"><text:span text:style-name="T8">je číslo </text:span></text:span><text:span text:style-name="Podnadpis"><text:span text:style-name="T34">𝐷 (𝑣) :𝐷(𝑣)≥𝑑(𝑠,𝑣)</text:span></text:span><text:span text:style-name="Podnadpis"><text:span text:style-name="T8">. </text:span></text:span></text:p>
      <text:p text:style-name="Řádkování"><text:span text:style-name="T8">Pro každý uzel </text:span><text:span text:style-name="T34">𝑣∈𝑈 </text:span><text:span text:style-name="T8">bude symbol </text:span><text:span text:style-name="T34">𝜋(𝑣) </text:span><text:span text:style-name="T8">označovat uzel, který bezprostředně předchází uzlu </text:span><text:span text:style-name="T27">v </text:span><text:span text:style-name="T8">v cestě minimální délky z </text:span><text:span text:style-name="T27">s </text:span><text:span text:style-name="T8">do </text:span><text:span text:style-name="T27">v </text:span><text:span text:style-name="T8">zkonstruované Dijsktrovým algoritmem. Pokud taková cesta dosud nebyla zkonstruována, pak </text:span><text:span text:style-name="T34">𝜋 (𝑣) =Ø</text:span><text:span text:style-name="T8">. </text:span></text:p>
      <text:p text:style-name="Řádkování"><text:span text:style-name="T8">Pro každý uzel </text:span><text:span text:style-name="T34">𝑣∈𝑈 </text:span><text:span text:style-name="T8">definujeme symbol </text:span><text:span text:style-name="T34">𝑁(𝑣) </text:span><text:span text:style-name="T8">označující množinu všech uzlů spojených přímo nějakou hranou s uzlem </text:span><text:span text:style-name="T27">v</text:span><text:span text:style-name="T8">, tedy </text:span><text:span text:style-name="T34">𝑁 (𝑣) = {𝑤∈𝑈| (𝑣,𝑤) ∈𝐻} </text:span><text:span text:style-name="T8">. </text:span></text:p>
      <text:p text:style-name="Řádkování"><text:span text:style-name="T34">𝑆⊆𝑈 </text:span><text:span text:style-name="T8">je množina všech uzlů </text:span><text:span text:style-name="T27">v</text:span><text:span text:style-name="T8">, pro které už byla Dijsktrovým algoritmem definitivně stanovena cesta minimální délky </text:span><text:span text:style-name="T34">𝑝(𝑠,𝑣) </text:span><text:span text:style-name="T8">odpovídající minimální vzdálenosti </text:span><text:span text:style-name="T34">𝑐(𝑠,𝑣)</text:span><text:span text:style-name="T8">. </text:span></text:p>
      <text:p text:style-name="Řádkování"><text:span text:style-name="T9">Schéma Dijsktrova algoritmu </text:span><text:span text:style-name="T8">po selsku: </text:span></text:p>
      <text:p text:style-name="P4"><text:span text:style-name="T57"/></text:p>
      <text:p text:style-name="Řádkování"><text:span text:style-name="T7">(1) Přiřaď vzdálenosti všem uzlům, počátečnímu 0 a všem ostatním nekonečno </text:span><text:span text:style-name="T76">∞</text:span><text:span text:style-name="T7">; </text:span></text:p>
      <text:p text:style-name="Řádkování"><text:span text:style-name="T7">(2) Označ všechny uzly jako nenavštívené, počáteční uzel nastav jako aktuální zpracovávaný; </text:span></text:p>
      <text:p text:style-name="Řádkování"><text:span text:style-name="T7">(3) Pro aktuální uzel zvaž všechny jeho dosud nenavštívené sousedy a přepočítej pro ně vzdálenosti od počátečního uzlu přes aktuální. Pokud je přepočítaná vzdálenost menší, než ta současná, přiřaď mu tuto vzdálenost. </text:span></text:p>
      <text:p text:style-name="Řádkování"><text:span text:style-name="T7">(4) Ve chvíli, kdy je přepočet vzdáleností sousedních uzlů hotov, označ aktuální uzel jako navštívený (už nikdy se nebude kontrolovat, jeho hodnota udává konečnou vzdálenost od počátečního uzlu); </text:span></text:p>
      <text:list xml:id="list30727752" text:style-name="L2">
        <text:list-item>
          <text:p text:style-name="P8"><text:span text:style-name="T7">Z množiny dosud nenavštívených uzlů vyber ten s nejmenší vzdáleností od počátečního uzlu a pokračuj krokem (3) do doby, dokud je množina nenavštívených uzlů neprázdná.</text:span></text:p>
        </text:list-item>
      </text:list>
      <text:p text:style-name="P6"><draw:frame draw:style-name="fr2" draw:name="obrázky7" text:anchor-type="paragraph" svg:width="12.989cm" svg:height="7.722cm" draw:z-index="6"><draw:image xlink:href="Pictures/2000000900006E220000417A185022AA.svm" xlink:type="simple" xlink:show="embed" xlink:actuate="onLoad"/></draw:frame><text:span text:style-name="T57"/></text:p>
      <text:p text:style-name="P5"><text:span text:style-name="T4"/></text:p>
      <text:p text:style-name="P12"><text:span text:style-name="T4">Dijkstrův algoritmus nelze použít, pokud se v grafu objevují hrany se zápornou délkou, tento nešvar řeší… </text:span></text:p>
      <text:p text:style-name="Heading"><text:span text:style-name="Podnadpis"><text:span text:style-name="T3">Floyd-Warshallův algoritmus</text:span></text:span></text:p>
      <text:p text:style-name="Řádkování"><text:span text:style-name="T4">Při každém zadání délek hran tento algoritmus nalezne cestu minimální délky z každého uzlu do každého jiného uzlu, a pokud taková cesta neexistuje kvůli kružnici se zápornou délkou, tuto kružnici odhalí. </text:span></text:p>
      <text:p text:style-name="P6"><text:span text:style-name="T67">Uvažujme graf </text:span><text:span text:style-name="T68">𝐺= (𝑈,𝐻) </text:span><text:span text:style-name="T67">, který má |</text:span><text:span text:style-name="T68">𝑈| =𝑛 </text:span><text:span text:style-name="T67">uzlů a délky hran jsou zadány maticí </text:span><text:span text:style-name="T65">A</text:span><text:span text:style-name="T62">, pak budeme používat matici </text:span><text:span text:style-name="T65">P</text:span><text:span text:style-name="T62">, kde jsou jednotlivé prvky </text:span><text:span text:style-name="T65">p</text:span><text:span text:style-name="T74">ij </text:span><text:span text:style-name="T62">nastaveny na hodnou sloupce </text:span><text:span text:style-name="T65">j </text:span><text:span text:style-name="T62">ve, kterém se nacházejí. Algoritmus má vždy </text:span><text:span text:style-name="T65">n </text:span><text:span text:style-name="T62">iterací. </text:span></text:p>
      <text:p text:style-name="P7"><text:span text:style-name="T14">Začneme s maticí </text:span><text:span text:style-name="T23">A</text:span><text:span text:style-name="T15">0</text:span><text:span text:style-name="T14">=</text:span><text:span text:style-name="T23">A</text:span><text:span text:style-name="T14">, </text:span><text:span text:style-name="T23">P</text:span><text:span text:style-name="T15">0</text:span><text:span text:style-name="T14">=</text:span><text:span text:style-name="T23">P </text:span><text:span text:style-name="T14">a v </text:span><text:span text:style-name="T23">i</text:span><text:span text:style-name="T14">-té iteraci vytvoříme matice </text:span><text:span text:style-name="T23">A</text:span><text:span text:style-name="T18">i</text:span><text:span text:style-name="T14">, </text:span><text:span text:style-name="T23">P</text:span><text:span text:style-name="T18">i</text:span><text:span text:style-name="T23"> </text:span><text:span text:style-name="T14">pomocí matic </text:span><text:span text:style-name="T23">A</text:span><text:span text:style-name="T18">i</text:span><text:span text:style-name="T15">−1</text:span><text:span text:style-name="T14">, </text:span><text:span text:style-name="T23">P</text:span><text:span text:style-name="T18">i</text:span><text:span text:style-name="T15">−1</text:span><text:span text:style-name="T14">. Nakonec tedy dostaneme matice </text:span><text:span text:style-name="T23">A</text:span><text:span text:style-name="T18">n</text:span><text:span text:style-name="T14">, </text:span><text:span text:style-name="T23">P</text:span><text:span text:style-name="T18">n</text:span><text:span text:style-name="T14">. Prvky matic </text:span><text:span text:style-name="T23">A</text:span><text:span text:style-name="T18">j</text:span><text:span text:style-name="T14">, </text:span><text:span text:style-name="T23">P</text:span><text:span text:style-name="T18">j</text:span><text:span text:style-name="T14">, </text:span><text:span text:style-name="T23">j </text:span><text:span text:style-name="T14">= 1, 2, …, </text:span><text:span text:style-name="T23">n </text:span><text:span text:style-name="T14">se vypočítají následujícím způsobem: </text:span></text:p>
      <text:p text:style-name="P6"><draw:frame draw:style-name="fr1" draw:name="obrázky8" text:anchor-type="paragraph" svg:x="0.388cm" svg:y="0cm" svg:width="16.565cm" svg:height="16.295cm" draw:z-index="7"><draw:image xlink:href="Pictures/2000000900008664000087E930A27D26.svm" xlink:type="simple" xlink:show="embed" xlink:actuate="onLoad"/></draw:frame><text:span text:style-name="T63"/></text:p>
      <text:p text:style-name="Řádkování"><text:span text:style-name="T10"/></text:p>
      <text:p text:style-name="P11"><text:span text:style-name="T14">Pro iteraci </text:span><text:span text:style-name="T23">j </text:span><text:span text:style-name="T14">sledujeme matici </text:span><text:span text:style-name="T23">A</text:span><text:span text:style-name="T18">j</text:span><text:span text:style-name="T15">–1</text:span><text:span text:style-name="T14">, a to pouze její </text:span><text:span text:style-name="T23">j</text:span><text:span text:style-name="T14">-tý řádek a </text:span><text:span text:style-name="T23">j</text:span><text:span text:style-name="T14">-tý sloupec (tedy takový kříž). Pro všechny prvky z </text:span><text:span text:style-name="T23">A</text:span><text:span text:style-name="T18">j</text:span><text:span text:style-name="T15">–1</text:span><text:span text:style-name="T14"> porovnáváme jejich hodnotu s průmětem na tento kříž (tedy se součtem s odpovídajícími prvky na stejném řádku a sloupci v kříži). Pokud je součet menší, v matici </text:span><text:span text:style-name="T23">A</text:span><text:span text:style-name="T18">j</text:span><text:span text:style-name="T23"> </text:span><text:span text:style-name="T14">zapíšeme součet a v matici </text:span><text:span text:style-name="T23">P</text:span><text:span text:style-name="T18">j</text:span><text:span text:style-name="T23"> </text:span><text:span text:style-name="T14">zapíšeme hodnotu </text:span><text:span text:style-name="T23">j</text:span><text:span text:style-name="T14">. </text:span></text:p>
      <text:p text:style-name="P7"><text:span text:style-name="T14">Pokud kdykoli na hlavní diagonále </text:span><text:span text:style-name="T23">A </text:span><text:span text:style-name="T14">vyjde něco jiného než 0, tak v grafu existuje záporná kružnice a tedy neexistuje cesta s minimální délkou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ai" svg:font-family="Cambrai"/>
    <style:font-face style:name="Cambria Math1" svg:font-family="'Cambria Math'"/>
    <style:font-face style:name="Mangal1" svg:font-family="Mangal"/>
    <style:font-face style:name="OpenSymbol" svg:font-family="OpenSymbol"/>
    <style:font-face style:name="Symbol" svg:font-family="Symbol, Symbol"/>
    <style:font-face style:name="Times New Roman1" svg:font-family="'Times New Roman'"/>
    <style:font-face style:name="csti10" svg:font-family="csti10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1" svg:font-family="'Courier New', 'Courier New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Řádkování" style:family="paragraph" style:parent-style-name="Text">
      <style:paragraph-properties fo:line-height="0.499cm" fo:background-color="transparent">
        <style:background-image/>
      </style:paragraph-properties>
      <style:text-properties fo:font-style="normal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ize-asian="10.5pt" style:font-style-asian="italic" style:font-style-complex="italic"/>
    </style:style>
    <style:style style:name="Nadpis" style:family="text" style:parent-style-name="Emphasis">
      <style:text-properties fo:color="#666666" style:font-name="Georgia" fo:font-size="24pt" fo:background-color="transparent" style:font-size-asian="10.5pt"/>
    </style:style>
    <style:style style:name="Podnadpis" style:family="text" style:parent-style-name="Nadpis">
      <style:text-properties fo:color="#000000" fo:font-size="16.1000003814697pt" fo:font-style="normal" fo:font-weight="bold" style:font-size-asian="10.5pt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Základní_20_text" style:display-name="Základní text" style:family="text">
      <style:text-properties style:font-name="Cambria1" fo:font-size="12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12:13:53.04</meta:creation-date>
    <meta:generator>LibreOffice/3.5$Windows_x86 LibreOffice_project/235ab8a-3802056-4a8fed3-2d66ea8-e241b80</meta:generator>
    <dc:date>2012-05-09T11:03:21.66</dc:date>
    <meta:editing-duration>PT18H17M12S</meta:editing-duration>
    <meta:editing-cycles>55</meta:editing-cycles>
    <meta:document-statistic meta:table-count="0" meta:image-count="8" meta:object-count="0" meta:page-count="5" meta:paragraph-count="42" meta:word-count="1254" meta:character-count="6806" meta:non-whitespace-character-count="5724"/>
  </office:meta>
</office:document-meta>
</file>